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marker-end="Arrow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Arrowheads_20_1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T1" style:family="text">
      <style:text-properties style:text-position="sub 8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7cm" svg:height="14.801cm" svg:x="10.199cm" svg:y="3.099cm">
          <text:p/>
          <draw:enhanced-geometry svg:viewBox="0 0 21600 21600" draw:type="rectangle" draw:enhanced-path="M 0 0 L 21600 0 21600 21600 0 21600 0 0 Z N"/>
        </draw:custom-shape>
        <draw:polygon draw:style-name="gr2" draw:text-style-name="P1" draw:layer="layout" svg:width="6.999cm" svg:height="5.999cm" svg:x="10.199cm" svg:y="11.9cm" svg:viewBox="0 0 7000 6000" draw:points="0,6000 7000,6000 7000,0 0,0">
          <text:p/>
        </draw:polygon>
        <draw:line draw:style-name="gr3" draw:text-style-name="P1" draw:layer="layout" svg:x1="3.2cm" svg:y1="10.5cm" svg:x2="10.199cm" svg:y2="10.5cm">
          <text:p/>
        </draw:line>
        <draw:line draw:style-name="gr4" draw:text-style-name="P1" draw:layer="layout" svg:x1="13.6cm" svg:y1="17.9cm" svg:x2="13.6cm" svg:y2="19.6cm">
          <text:p/>
        </draw:line>
        <draw:line draw:style-name="gr4" draw:text-style-name="P1" draw:layer="layout" svg:x1="13.599cm" svg:y1="1.399cm" svg:x2="13.599cm" svg:y2="3.099cm">
          <text:p/>
        </draw:line>
        <draw:line draw:style-name="gr5" draw:text-style-name="P1" draw:layer="layout" svg:x1="13.6cm" svg:y1="19.6cm" svg:x2="20.2cm" svg:y2="19.6cm">
          <text:p/>
        </draw:line>
        <draw:line draw:style-name="gr5" draw:text-style-name="P1" draw:layer="layout" svg:x1="13.599cm" svg:y1="1.399cm" svg:x2="20.199cm" svg:y2="1.399cm">
          <text:p/>
        </draw:line>
        <draw:frame draw:style-name="gr6" draw:layer="layout" svg:width="1.653cm" svg:height="1.062cm" svg:x="20.8cm" svg:y="1.6cm">
          <draw:text-box>
            <text:p>V, y<text:span text:style-name="T1">i</text:span></text:p>
          </draw:text-box>
        </draw:frame>
        <draw:frame draw:style-name="gr6" draw:layer="layout" svg:width="1.64cm" svg:height="1.062cm" svg:x="20.493cm" svg:y="18.915cm">
          <draw:text-box>
            <text:p>L, x<text:span text:style-name="T1">i</text:span></text:p>
          </draw:text-box>
        </draw:frame>
        <draw:frame draw:style-name="gr6" draw:layer="layout" svg:width="1.607cm" svg:height="1.062cm" svg:x="3.4cm" svg:y="8.6cm">
          <draw:text-box>
            <text:p>F, z<text:span text:style-name="T1">i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321 3493" svg:d="m1321 3493h-1321l702-349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4-10-26T13:41:14</meta:creation-date>
    <dc:date>2014-10-26T13:53:58</dc:date>
    <dc:creator>Jeff Gomes</dc:creator>
    <meta:editing-duration>P0D</meta:editing-duration>
    <meta:editing-cycles>1</meta:editing-cycles>
    <meta:document-statistic meta:object-count="33"/>
    <meta:generator>LibreOffice/3.5$Linux_X86_64 LibreOffice_project/350m1$Build-2</meta:generator>
  </office:meta>
</office:document-meta>
</file>